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12bf8ad" officeooo:paragraph-rsid="012bf8ad" style:font-weight-asian="normal" style:font-weight-complex="normal"/>
    </style:style>
    <style:style style:name="P2" style:family="paragraph" style:parent-style-name="Standard">
      <style:text-properties fo:font-weight="normal" officeooo:rsid="012bf8ad" officeooo:paragraph-rsid="014bc854" style:font-weight-asian="normal" style:font-weight-complex="normal"/>
    </style:style>
    <style:style style:name="P3" style:family="paragraph" style:parent-style-name="Standard">
      <style:text-properties fo:font-weight="normal" officeooo:rsid="01432503" officeooo:paragraph-rsid="01432503" style:font-weight-asian="normal" style:font-weight-complex="normal"/>
    </style:style>
    <style:style style:name="P4" style:family="paragraph" style:parent-style-name="Standard">
      <style:text-properties fo:font-weight="normal" officeooo:rsid="01432503" officeooo:paragraph-rsid="01444e3f" style:font-weight-asian="normal" style:font-weight-complex="normal"/>
    </style:style>
    <style:style style:name="P5" style:family="paragraph" style:parent-style-name="Standard">
      <style:text-properties fo:font-weight="normal" officeooo:rsid="01432503" officeooo:paragraph-rsid="014a4c2a" style:font-weight-asian="normal" style:font-weight-complex="normal"/>
    </style:style>
    <style:style style:name="P6" style:family="paragraph" style:parent-style-name="Standard">
      <style:text-properties fo:font-weight="normal" officeooo:rsid="01444e3f" officeooo:paragraph-rsid="01444e3f" style:font-weight-asian="normal" style:font-weight-complex="normal"/>
    </style:style>
    <style:style style:name="P7" style:family="paragraph" style:parent-style-name="Standard">
      <style:text-properties fo:font-weight="normal" officeooo:rsid="0146c325" officeooo:paragraph-rsid="0146c325" style:font-weight-asian="normal" style:font-weight-complex="normal"/>
    </style:style>
    <style:style style:name="P8" style:family="paragraph" style:parent-style-name="Standard">
      <style:text-properties fo:font-weight="normal" officeooo:rsid="0146c325" officeooo:paragraph-rsid="015201c6" style:font-weight-asian="normal" style:font-weight-complex="normal"/>
    </style:style>
    <style:style style:name="P9" style:family="paragraph" style:parent-style-name="Standard">
      <style:text-properties fo:font-weight="normal" officeooo:rsid="0148266b" officeooo:paragraph-rsid="0148266b" style:font-weight-asian="normal" style:font-weight-complex="normal"/>
    </style:style>
    <style:style style:name="P10" style:family="paragraph" style:parent-style-name="Standard">
      <style:text-properties fo:font-weight="normal" officeooo:rsid="014bc854" officeooo:paragraph-rsid="014bc854" style:font-weight-asian="normal" style:font-weight-complex="normal"/>
    </style:style>
    <style:style style:name="P11" style:family="paragraph" style:parent-style-name="Standard">
      <style:text-properties fo:font-weight="bold" officeooo:rsid="012a7069" officeooo:paragraph-rsid="012a7069" style:font-weight-asian="bold" style:font-weight-complex="bold"/>
    </style:style>
    <style:style style:name="P12" style:family="paragraph" style:parent-style-name="Standard">
      <style:text-properties fo:font-weight="bold" officeooo:rsid="01432503" officeooo:paragraph-rsid="01432503" style:font-weight-asian="bold" style:font-weight-complex="bold"/>
    </style:style>
    <style:style style:name="P13" style:family="paragraph" style:parent-style-name="Standard">
      <style:text-properties fo:font-weight="bold" officeooo:rsid="01444e3f" officeooo:paragraph-rsid="01444e3f" style:font-weight-asian="bold" style:font-weight-complex="bold"/>
    </style:style>
    <style:style style:name="P14" style:family="paragraph" style:parent-style-name="Standard">
      <style:text-properties fo:font-weight="bold" officeooo:rsid="0146c325" officeooo:paragraph-rsid="0146c325" style:font-weight-asian="bold" style:font-weight-complex="bold"/>
    </style:style>
    <style:style style:name="P15" style:family="paragraph" style:parent-style-name="Standard">
      <style:text-properties fo:font-weight="bold" officeooo:rsid="014bc854" officeooo:paragraph-rsid="014bc854" style:font-weight-asian="bold" style:font-weight-complex="bold"/>
    </style:style>
    <style:style style:name="P16" style:family="paragraph" style:parent-style-name="Standard">
      <style:text-properties style:font-name="Courier New" fo:font-weight="normal" officeooo:rsid="01432503" officeooo:paragraph-rsid="01432503" style:font-weight-asian="normal" style:font-weight-complex="normal"/>
    </style:style>
    <style:style style:name="P17" style:family="paragraph" style:parent-style-name="Standard">
      <style:text-properties fo:font-style="normal" fo:font-weight="normal" officeooo:rsid="01432503" officeooo:paragraph-rsid="01444e3f" style:font-style-asian="normal" style:font-weight-asian="normal" style:font-style-complex="normal" style:font-weight-complex="normal"/>
    </style:style>
    <style:style style:name="P18" style:family="paragraph" style:parent-style-name="Standard">
      <style:text-properties fo:font-style="normal" fo:font-weight="normal" officeooo:rsid="01444e3f" officeooo:paragraph-rsid="01444e3f" style:font-style-asian="normal" style:font-weight-asian="normal" style:font-style-complex="normal" style:font-weight-complex="normal"/>
    </style:style>
    <style:style style:name="P19" style:family="paragraph" style:parent-style-name="Standard">
      <style:text-properties style:font-name="Liberation Serif1" fo:font-style="normal" fo:font-weight="normal" officeooo:rsid="0146a58b" officeooo:paragraph-rsid="01444e3f" style:font-style-asian="normal" style:font-weight-asian="normal" style:font-style-complex="normal" style:font-weight-complex="normal"/>
    </style:style>
    <style:style style:name="P20" style:family="paragraph" style:parent-style-name="Standard">
      <style:text-properties style:font-name="Liberation Serif1" fo:font-style="normal" fo:font-weight="normal" officeooo:rsid="0146c325" officeooo:paragraph-rsid="0146c325" style:font-style-asian="normal" style:font-weight-asian="normal" style:font-style-complex="normal" style:font-weight-complex="normal"/>
    </style:style>
    <style:style style:name="P21" style:family="paragraph" style:parent-style-name="Standard">
      <style:text-properties style:font-name="Liberation Serif1" fo:font-style="normal" fo:font-weight="normal" officeooo:rsid="0148266b" officeooo:paragraph-rsid="0148266b" style:font-style-asian="normal" style:font-weight-asian="normal" style:font-style-complex="normal" style:font-weight-complex="normal"/>
    </style:style>
    <style:style style:name="P22" style:family="paragraph" style:parent-style-name="Standard">
      <style:text-properties style:font-name="Liberation Serif1" fo:font-style="normal" fo:font-weight="normal" officeooo:rsid="01459be2" officeooo:paragraph-rsid="01444e3f"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146a58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1444e3f" style:font-style-asian="normal" style:font-style-complex="normal"/>
    </style:style>
    <style:style style:name="T5" style:family="text">
      <style:text-properties fo:font-style="normal" officeooo:rsid="01459be2" style:font-style-asian="normal" style:font-style-complex="normal"/>
    </style:style>
    <style:style style:name="T6" style:family="text">
      <style:text-properties fo:font-style="normal" officeooo:rsid="0146a58b" style:font-style-asian="normal" style:font-style-complex="normal"/>
    </style:style>
    <style:style style:name="T7" style:family="text">
      <style:text-properties fo:font-style="normal" officeooo:rsid="014a4c2a" style:font-style-asian="normal" style:font-style-complex="normal"/>
    </style:style>
    <style:style style:name="T8" style:family="text">
      <style:text-properties fo:font-style="normal" officeooo:rsid="014ed065" style:font-style-asian="normal" style:font-style-complex="normal"/>
    </style:style>
    <style:style style:name="T9" style:family="text">
      <style:text-properties fo:font-style="normal" officeooo:rsid="01535e55" style:font-style-asian="normal" style:font-style-complex="normal"/>
    </style:style>
    <style:style style:name="T10" style:family="text">
      <style:text-properties fo:font-style="normal" officeooo:rsid="01552795" style:font-style-asian="normal" style:font-style-complex="normal"/>
    </style:style>
    <style:style style:name="T11" style:family="text">
      <style:text-properties fo:font-style="normal" officeooo:rsid="0156e571" style:font-style-asian="normal" style:font-style-complex="normal"/>
    </style:style>
    <style:style style:name="T12" style:family="text">
      <style:text-properties fo:font-style="normal" officeooo:rsid="015851d4" style:font-style-asian="normal" style:font-style-complex="normal"/>
    </style:style>
    <style:style style:name="T13" style:family="text">
      <style:text-properties officeooo:rsid="01444e3f"/>
    </style:style>
    <style:style style:name="T14" style:family="text">
      <style:text-properties style:font-name="Liberation Serif1" fo:font-style="normal" style:font-style-asian="normal" style:font-style-complex="normal"/>
    </style:style>
    <style:style style:name="T15" style:family="text">
      <style:text-properties style:font-name="Liberation Serif1" fo:font-style="normal" officeooo:rsid="01444e3f" style:font-style-asian="normal" style:font-style-complex="normal"/>
    </style:style>
    <style:style style:name="T16" style:family="text">
      <style:text-properties style:font-name="Liberation Serif1" fo:font-style="normal" officeooo:rsid="01459be2" style:font-style-asian="normal" style:font-style-complex="normal"/>
    </style:style>
    <style:style style:name="T17" style:family="text">
      <style:text-properties style:font-name="Liberation Serif1" fo:font-style="normal" officeooo:rsid="0146a58b" style:font-style-asian="normal" style:font-style-complex="normal"/>
    </style:style>
    <style:style style:name="T18" style:family="text">
      <style:text-properties style:font-name="Liberation Serif1" fo:font-style="normal" officeooo:rsid="0148266b" style:font-style-asian="normal" style:font-style-complex="normal"/>
    </style:style>
    <style:style style:name="T19" style:family="text">
      <style:text-properties style:font-name="Liberation Serif1" fo:font-style="normal" officeooo:rsid="0148ffac" style:font-style-asian="normal" style:font-style-complex="normal"/>
    </style:style>
    <style:style style:name="T20" style:family="text">
      <style:text-properties style:font-name="Liberation Serif1" fo:font-style="normal" officeooo:rsid="014bc854" style:font-style-asian="normal" style:font-style-complex="normal"/>
    </style:style>
    <style:style style:name="T21" style:family="text">
      <style:text-properties style:font-name="Liberation Serif1" fo:font-style="normal" officeooo:rsid="014d0817" style:font-style-asian="normal" style:font-style-complex="normal"/>
    </style:style>
    <style:style style:name="T22" style:family="text">
      <style:text-properties style:font-name="Liberation Serif1" fo:font-style="normal" officeooo:rsid="014ed065" style:font-style-asian="normal" style:font-style-complex="normal"/>
    </style:style>
    <style:style style:name="T23" style:family="text">
      <style:text-properties style:font-name="Liberation Serif1" fo:font-style="normal" officeooo:rsid="0150627e" style:font-style-asian="normal" style:font-style-complex="normal"/>
    </style:style>
    <style:style style:name="T24" style:family="text">
      <style:text-properties style:font-name="Liberation Serif1" fo:font-style="normal" officeooo:rsid="0151ff26" style:font-style-asian="normal" style:font-style-complex="normal"/>
    </style:style>
    <style:style style:name="T25" style:family="text">
      <style:text-properties style:font-name="Liberation Serif1" fo:font-style="normal" officeooo:rsid="015201c6" style:font-style-asian="normal" style:font-style-complex="normal"/>
    </style:style>
    <style:style style:name="T26" style:family="text">
      <style:text-properties style:font-name="Liberation Serif1" fo:font-style="normal" officeooo:rsid="015279bb" style:font-style-asian="normal" style:font-style-complex="normal"/>
    </style:style>
    <style:style style:name="T27" style:family="text">
      <style:text-properties style:font-name="Liberation Serif1" fo:font-style="normal" officeooo:rsid="015a0378" style:font-style-asian="normal" style:font-style-complex="normal"/>
    </style:style>
    <style:style style:name="T28" style:family="text">
      <style:text-properties style:font-name="Liberation Serif1" fo:font-style="italic" style:font-style-asian="italic" style:font-style-complex="italic"/>
    </style:style>
    <style:style style:name="T29" style:family="text">
      <style:text-properties style:font-name="Liberation Serif1" fo:font-style="italic" officeooo:rsid="01444e3f" style:font-style-asian="italic" style:font-style-complex="italic"/>
    </style:style>
    <style:style style:name="T30" style:family="text">
      <style:text-properties style:font-name="Liberation Serif1" fo:font-style="italic" officeooo:rsid="0146a58b" style:font-style-asian="italic" style:font-style-complex="italic"/>
    </style:style>
    <style:style style:name="T31" style:family="text">
      <style:text-properties style:font-name="Liberation Serif1" fo:font-style="italic" officeooo:rsid="01459be2" style:font-style-asian="italic" style:font-style-complex="italic"/>
    </style:style>
    <style:style style:name="T32" style:family="text">
      <style:text-properties style:font-name="Liberation Serif1" fo:font-style="italic" officeooo:rsid="0151ff26" style:font-style-asian="italic" style:font-style-complex="italic"/>
    </style:style>
    <style:style style:name="T33" style:family="text">
      <style:text-properties officeooo:rsid="014d0817"/>
    </style:style>
    <style:style style:name="T34" style:family="text">
      <style:text-properties officeooo:rsid="01534a51"/>
    </style:style>
    <style:style style:name="T35" style:family="text">
      <style:text-properties officeooo:rsid="01535e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ore on Dilithium</text:p>
      <text:p text:style-name="P11"/>
      <text:p text:style-name="P5">The basic structure of a program to do signature verification looks a little like this (and key generation and signature are broadly similar)</text:p>
      <text:p text:style-name="P3"/>
      <text:p text:style-name="P3"/>
      <text:p text:style-name="P16">.. start off</text:p>
      <text:p text:style-name="P16">for (i=0;i&lt;6;i++)</text:p>
      <text:p text:style-name="P16"><text:tab/>.. do stuff</text:p>
      <text:p text:style-name="P16"><text:tab/>for (j=0;j&lt;5;i++)</text:p>
      <text:p text:style-name="P16"><text:tab/><text:tab/>.. do more stuff</text:p>
      <text:p text:style-name="P16">… finish off</text:p>
      <text:p text:style-name="P3"/>
      <text:p text:style-name="P4">In the inner loop a matrix-vector multiplication is taking place, with a 6x5 matrix <text:span text:style-name="T1">A</text:span> of polynomials mu<text:span text:style-name="T13">l</text:span>tiplying a vector of 5 polynomials. Each polynomial is <text:span text:style-name="T35">itself </text:span>represented by a<text:span text:style-name="T35">n array</text:span> of <text:span text:style-name="T34">256 </text:span>integer coefficients. The elements of the matrix <text:span text:style-name="T1">A</text:span> <text:span text:style-name="T3">are calculated from a hash of an input of an array </text:span><text:span text:style-name="T29">ρ</text:span><text:span text:style-name="T15"> </text:span><text:span text:style-name="T3">of </text:span><text:span text:style-name="T11">32 pseudo-random </text:span><text:span text:style-name="T6">bytes</text:span><text:span text:style-name="T3"> combined with the (</text:span><text:span text:style-name="T1">i,j</text:span><text:span text:style-name="T3">) co</text:span><text:span text:style-name="T4">o</text:span><text:span text:style-name="T3">rdinates of the element. Clearly each element </text:span><text:span text:style-name="T4">of the array </text:span><text:span text:style-name="T3">c</text:span><text:span text:style-name="T9">an</text:span><text:span text:style-name="T3"> be calculated </text:span><text:span text:style-name="T7">independently </text:span><text:span text:style-name="T3">as needed on-th</text:span><text:span text:style-name="T4">e</text:span><text:span text:style-name="T3">-fly.</text:span></text:p>
      <text:p text:style-name="P17"/>
      <text:p text:style-name="P6"><text:span text:style-name="T3">Now you don’t have to a genius on asymptotics to appreciate that almost all of the execution time takes place inside the inner loop. And what is happening there is the construction of the array element </text:span><text:span text:style-name="T2">A</text:span><text:span text:style-name="T6">(</text:span><text:span text:style-name="T2">i,j</text:span><text:span text:style-name="T6">)</text:span><text:span text:style-name="T3">, followed by some multiplication and addition of polynomials. But due to the magic of the Number Theoretic Transform (NTT) these multiplications and additions are incredibly fast. And everything inside that inner loop is already in NTT form. So that time critical inner loop is spending almost all of its time… hashing!</text:span></text:p>
      <text:p text:style-name="P18"/>
      <text:p text:style-name="P6"><text:span text:style-name="T3">The reference implementation uses SHA-3 as its hashing algorithm – well known to be slow in software (but fast in hardware). </text:span><text:span text:style-name="T8">T</text:span><text:span text:style-name="T3">hose 64-bit rotations it requires are not efficient on a 32-bit architecture. </text:span></text:p>
      <text:p text:style-name="P18"/>
      <text:p text:style-name="P6"><text:span text:style-name="T3">So when timing Dilithium, you are actually timing </text:span><text:span text:style-name="T10">SHA-3</text:span><text:span text:style-name="T3">. </text:span><text:span text:style-name="T12">Who knew...</text:span></text:p>
      <text:p text:style-name="P18"/>
      <text:p text:style-name="P13"><text:span text:style-name="T3">Pre</text:span><text:span text:style-name="T5">-</text:span><text:span text:style-name="T3">computation?</text:span></text:p>
      <text:p text:style-name="P18"/>
      <text:p text:style-name="P6">In the reference implementation the matrix <text:span text:style-name="T1">A</text:span> is precomputed outside of the main loop. But this saves no time as <text:span text:style-name="T28">ρ </text:span><text:span text:style-name="T14">is part of the </text:span><text:span text:style-name="T23">public key</text:span><text:span text:style-name="T14">, and so </text:span><text:span text:style-name="T27">the full matrix</text:span><text:span text:style-name="T14"> </text:span><text:span text:style-name="T31">A</text:span><text:span text:style-name="T14"> needs to be calculated </text:span><text:span text:style-name="T17">afresh </text:span><text:span text:style-name="T23">for each signature </text:span><text:span text:style-name="T24">that needs to be verified</text:span><text:span text:style-name="T14">. </text:span><text:span text:style-name="T16">However</text:span><text:span text:style-name="T14"> pre-computation </text:span><text:span text:style-name="T24">of </text:span><text:span text:style-name="T32">A</text:span><text:span text:style-name="T24"> </text:span><text:span text:style-name="T14">w</text:span><text:span text:style-name="T22">ould</text:span><text:span text:style-name="T14"> help with signature, as recall that each signature takes on average 5 attempts to succeed, and there is clearly no need to re-compute </text:span><text:span text:style-name="T28">A</text:span><text:span text:style-name="T14"> </text:span><text:span text:style-name="T24">each</text:span><text:span text:style-name="T14"> time. </text:span><text:span text:style-name="T16">But for key generation and verification it is not necessary, and such a pre-computation </text:span><text:span text:style-name="T21">consumes</text:span><text:span text:style-name="T16"> memory </text:span><text:span text:style-name="T21">to no purpose</text:span><text:span text:style-name="T16">. Which just goes to show that memory consumption is not a priority for many implementers. All that matter</text:span><text:span text:style-name="T17">s</text:span><text:span text:style-name="T16"> is execution time (or rather contrived “clock cycles” – </text:span><text:span text:style-name="T21">see below</text:span><text:span text:style-name="T16">). </text:span><text:span text:style-name="T17">There are implementations which achieve faster execution time by </text:span><text:span text:style-name="T23">bundling</text:span><text:span text:style-name="T17"> a precomputed </text:span><text:span text:style-name="T30">A</text:span><text:span text:style-name="T17"> with the public key, but of course that blows up </text:span><text:span text:style-name="T23">its </text:span><text:span text:style-name="T17">size, </text:span><text:span text:style-name="T22">and we want to keep </text:span><text:span text:style-name="T23">it</text:span><text:span text:style-name="T22"> small.</text:span></text:p>
      <text:p text:style-name="P19"/>
      <text:p text:style-name="P14"><text:span text:style-name="T17">S</text:span><text:span text:style-name="T14">peed</text:span></text:p>
      <text:p text:style-name="P20"/>
      <text:p text:style-name="P7"><text:span text:style-name="T14">Now lattice based crypto is known to be fast – faster indeed than most pre-quantum competitors. When looking for </text:span><text:span text:style-name="T24">a </text:span><text:span text:style-name="T14">post-quantum alternative we need one that ideally is not slower, and not bigger (in terms of public key and signature sizes), and also not bigger in terms of its dynamic memory requirement. With Dilithium we get the first but not the second or the third. We can probably live </text:span><text:soft-page-break/><text:span text:style-name="T14">with bulked up public keys and signatures, but if it requires more memory than our IoT node has – then its useless. </text:span></text:p>
      <text:p text:style-name="P20"/>
      <text:p text:style-name="P8"><text:span text:style-name="T14">However most implementers still prioritise execution speed over everything else. Why? Its to do with the distortion caused by the requirement for academic publication – </text:span><text:span text:style-name="T18">at least that’s my theory</text:span><text:span text:style-name="T14">. Write a paper describing an implementation which is 5% faster, and you are guaranteed a publication, irrespective of how useful it is in the real world. </text:span><text:span text:style-name="T18">And since the point is to be faster than the competition there is a requirement to have some kind of level playing field. So its not actually execution time which is quoted (which is what the real world is interested in), instead performance is measured in clock cycles. But clearly that’s not enough </text:span><text:span text:style-name="T22">either, </text:span><text:span text:style-name="T18">as other </text:span><text:span text:style-name="T25">architectural </text:span><text:span text:style-name="T18">factors can influence that (clock speed, cache memory etc). <text:s/>So the comparison requires a particularly contrived environment. So if you want to play this game you need the very specific ST32F407 discovery board </text:span><text:span text:style-name="T25">which uses a </text:span><text:span text:style-name="T18">ARM Cortex M4 chip. This naturally clocks at 168MHz, but since higher clock speeds require more wait states the board needs to be </text:span><text:span text:style-name="T22">artificially </text:span><text:span text:style-name="T18">slowed down to 24MHz so that the flash memory requires 0 wait states, which makes you</text:span><text:span text:style-name="T21">r</text:span><text:span text:style-name="T18"> cycle count look better.</text:span></text:p>
      <text:p text:style-name="P21"/>
      <text:p text:style-name="P21">So you end up with a number completely divorced from reality, and its not at all easy to work back from these cycle counts to real time. As it happens I have an ST32F407 board so I can play these games. I also have a couple of other boards based on the same ARM Cortex M4 chip, which give completely different cycle counts for the same implementation. And its all pretty pointless as Dilithium is clearly fast enough, and that is all that matters. So can we please get back to the other issues, signature/public key sizes and dynamic memory requirement?</text:p>
      <text:p text:style-name="P21"/>
      <text:p text:style-name="P9"><text:span text:style-name="T18">S</text:span><text:span text:style-name="T14">ince I am operating in a space with no competitors I did </text:span><text:span text:style-name="T19">easily </text:span><text:span text:style-name="T14">get the memory requirement down to </text:span><text:span text:style-name="T19">around 14K bytes for key pair generation, 24K for signature generation and 16K bytes for signature verification. Which is about 3 times smaller than the reference implementation </text:span><text:span text:style-name="T20">(or any other implementation I have seen)</text:span><text:span text:style-name="T19">. This was at a small cost to performance, which since we alr</text:span><text:span text:style-name="T20">e</text:span><text:span text:style-name="T19">ady have a good margin to play with </text:span><text:span text:style-name="T21">there</text:span><text:span text:style-name="T19">, </text:span><text:span text:style-name="T21">that </text:span><text:span text:style-name="T19">really does not matter. </text:span><text:span text:style-name="T20">Th</text:span><text:span text:style-name="T26">e memory requirement is still </text:span><text:span text:style-name="T20">a lot more than an elliptic curve implementation would need, as those polynomials are bulky, however I would regard it as acceptable.</text:span></text:p>
      <text:p text:style-name="P22"/>
      <text:p text:style-name="P15"><text:span text:style-name="T16">H</text:span><text:span text:style-name="T14">ashing</text:span></text:p>
      <text:p text:style-name="P22"/>
      <text:p text:style-name="P10">Some things really should be implemented in hardware, and hashing algorithms are one of them. These use no secrets, and hence have no requirements for constant time implementation or any of those other requirements that would a<text:span text:style-name="T33">rise</text:span> if for example implementing a block cipher in hardware. The IoT node of the future will I am sure implement SHA-3 in hardware, which will completely blow away any lingering concerns over execution time issues.</text:p>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11-04T20:26:05.366000000</dc:date>
    <meta:editing-duration>P4DT10H33M14S</meta:editing-duration>
    <meta:editing-cycles>204</meta:editing-cycles>
    <meta:generator>LibreOffice/6.4.5.2$Windows_X86_64 LibreOffice_project/a726b36747cf2001e06b58ad5db1aa3a9a1872d6</meta:generator>
    <meta:document-statistic meta:table-count="0" meta:image-count="0" meta:object-count="0" meta:page-count="2" meta:paragraph-count="21" meta:word-count="970" meta:character-count="5714" meta:non-whitespace-character-count="4753"/>
  </office:meta>
</office:document-meta>
</file>